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1" svg:font-family="'Nimbus Roman No9 L'"/>
    <style:font-face style:name="Courier 10 Pitch" svg:font-family="'Courier 10 Pitch'" style:font-adornments="Predeterminado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/>Coding style</text:p>
      <text:table-of-content text:style-name="Sect1" text:protected="true" text:name="Índice de contenido1">
        <text:table-of-content-source text:outline-level="2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</text:p>
          </text:index-title>
          <text:p text:style-name="P2">Introduction<text:tab/>1</text:p>
          <text:p text:style-name="P2">Coding style<text:tab/>1</text:p>
          <text:p text:style-name="P1">Comments<text:tab/>1</text:p>
          <text:p text:style-name="P1">Identifiers<text:tab/>1</text:p>
          <text:p text:style-name="P1">Indentation<text:tab/>2</text:p>
          <text:p text:style-name="P1">Spaces<text:tab/>2</text:p>
          <text:p text:style-name="P1">Line length<text:tab/>3</text:p>
          <text:p text:style-name="P2">Error handling<text:tab/>3</text:p>
          <text:p text:style-name="P1">On error RAISE<text:tab/>3</text:p>
          <text:p text:style-name="P1">TRY...EXCEPT<text:tab/>4</text:p>
          <text:p text:style-name="P1">TRY...FINALLY<text:tab/>4</text:p>
          <text:p text:style-name="P2">Other<text:tab/>4</text:p>
        </text:index-body>
      </text:table-of-content>
      <text:h text:style-name="Heading_20_1" text:outline-level="1">Introduction</text:h>
      <text:p text:style-name="Text_20_body">Here you have some tips about how to write the sources. <text:s/>The idea is make the code ease to read and mantain.</text:p>
      <text:h text:style-name="Heading_20_1" text:outline-level="1">Coding style</text:h>
      <text:h text:style-name="Heading_20_2" text:outline-level="2">Comments</text:h>
      <text:p text:style-name="Text_20_body">Sources must include comments. <text:s/>At least all public objects must have one comment to explain its proposal and use.</text:p>
      <text:p text:style-name="Text_20_body">The comments should be formatted as explained in pasdoc documentation, so anybody can create a full internal documentation using it. <text:s/>Visit http://pasdoc.sipsolutions.net/ for more information.</text:p>
      <text:p text:style-name="Text_20_body">A good idea is to write comments while coding.</text:p>
      <text:p text:style-name="Text_20_body">You can use <text:span text:style-name="Code">(*...*)</text:span> comments for important information and <text:span text:style-name="Code">{...}</text:span> for any other. <text:s/>Do not use nested comments because they're a common source of problems and mistakes. <text:s/>Deactivate nested comments from your compiler options to be sure.</text:p>
      <text:p text:style-name="Text_20_body">Do not use C++ style comments (<text:span text:style-name="Code">//...</text:span>) just because they're ugly. <text:s/>An exception for C++ comments would be to temporally deactivate code.</text:p>
      <text:p text:style-name="Text_20_body">Deactivate code using comments only if you'll activate it in the future. <text:s/>Note that I'll delete any commented code I find before to pack a release (except algorithm descriptions, of course).</text:p>
      <text:h text:style-name="Heading_20_2" text:outline-level="2">Identifiers</text:h>
      <text:p text:style-name="Text_20_body">Names and identifiers should describe themselves. <text:s/>Don't be afraid if names gets too long: <text:s/>modern source editors include “code completion” utilities that reduces typing.</text:p>
      <text:p text:style-name="Text_20_body">Keywords should be UPPERCASE. <text:s/>I know that modern IDEs (i.e. Delphi and Lazarus) write them lowercase but I find sources are easer to read with keywords written in uppercase even with syntax highlighting.</text:p>
      <text:p text:style-name="Text_20_body"><text:soft-page-break/>Constants, enumerations and type names should be UPPERCASE too, using “_” character to separate words.</text:p>
      <text:p text:style-name="Text_20_body">Everything else (variable names , set elements, methods, properties, etc.) shold be CamelCase.</text:p>
      <text:p text:style-name="Text_20_body">The use of prefixes (as “T” for types and “initial characters” for set elements) to distinguish different stuff with same name would be useful but <text:span text:style-name="T2">Hungarian notation is evil so do not use it</text:span><text:span text:style-name="T1">, <text:s/>never.</text:span></text:p>
      <text:h text:style-name="Heading_20_2" text:outline-level="2">Indentation</text:h>
      <text:p text:style-name="Text_20_body">This is a complex issue, but it must be used.</text:p>
      <text:p text:style-name="Text_20_body">I use 2-spaces indentation, using a tab-character for 8 spaces.</text:p>
      <text:p text:style-name="Text_20_body"><text:span text:style-name="Code">BEGIN</text:span> and <text:span text:style-name="Code">END</text:span> keywords should be on the same column. <text:s/>Same with <text:span text:style-name="Code">REPEAT</text:span> and <text:span text:style-name="Code">UNTIL</text:span>, <text:span text:style-name="Code">CASE</text:span> and <text:span text:style-name="Code">END</text:span>, etcetera.</text:p>
      <text:p text:style-name="Text_20_body">Comments should have one less indentation than the code if available.</text:p>
      <text:p text:style-name="Code">(* Good indentation example. *)<text:line-break/>PROCEDURE Example (Parm: INTEGER);<text:line-break/>BEGIN<text:line-break/> <text:s/>IF Parm = Value THEN<text:line-break/> <text:s text:c="3"/>DoSomething (Param)<text:line-break/> <text:s/>ELSE BEGIN<text:line-break/> <text:s text:c="3"/>DoElse (Param);<text:line-break/> <text:s text:c="3"/>WHILE Param &gt; 0 DO<text:line-break/> <text:s text:c="3"/>BEGIN<text:line-break/> <text:s text:c="5"/>DoOther (Param);<text:line-break/> <text:s text:c="5"/>DEC (Param);<text:line-break/> <text:s text:c="3"/>END;<text:line-break/> <text:s/>END;<text:line-break/>{ Other more strict way. <text:s/>It shows also comment indentation. }<text:line-break/> <text:s/>IF Parm = Value THEN<text:line-break/> <text:s text:c="3"/>DoSomething (Param)<text:line-break/> <text:s/>ELSE<text:line-break/> <text:s text:c="3"/>BEGIN<text:line-break/> <text:s text:c="5"/>DoElse (Param);</text:p>
      <text:p text:style-name="Code"><text:s text:c="4"/>{ This comments the loop. }<text:line-break/> <text:s text:c="5"/>WHILE Param &gt; 0 DO<text:line-break/> <text:s text:c="7"/>BEGIN<text:line-break/> <text:s text:c="9"/>DoOther (Param);<text:line-break/> <text:s text:c="9"/>DEC (Param);<text:line-break/> <text:s text:c="7"/>END;<text:line-break/> <text:s text:c="3"/>END;<text:line-break/>END;</text:p>
      <text:h text:style-name="Heading_20_2" text:outline-level="2">Spaces</text:h>
      <text:p text:style-name="Text_20_body">Put spaces before a parenthesis, after a comma and surrounding operators. <text:s/>This will make things easer to read.</text:p>
      <text:p text:style-name="Code"><text:soft-page-break/>{ Space example. }<text:line-break/> <text:s/>Variable := Origin + SomeFunction (Value, 123 + (456 * Cnt));<text:line-break/>{ Compare with this. }<text:line-break/> <text:s/>Variable:=Origin+SomeFunction(Value,123+(456*Cnt));</text:p>
      <text:p text:style-name="Text_20_body">Use empty lines to separate logical blocks. <text:s/>Use 3 empty lines to separate each <text:span text:style-name="Code">CLASS</text:span>, <text:span text:style-name="Code">PROCEDURE</text:span> or <text:span text:style-name="Code">FUNCTION</text:span> with others so it's easy to find where it starts and ends. <text:s/>So do not put more than one empty line to separate code inside a <text:span text:style-name="Code">BEGIN...END</text:span> code block.</text:p>
      <text:p text:style-name="Code">(* This is a function to show how to use empty lines to separate<text:line-break/> <text:s text:c="2"/>logic blocs. *)<text:line-break/>FUNCTION Example: BOOLEAN;<text:line-break/>BEGIN<text:line-break/> <text:s/>Example := TRUE;<text:line-break/>END;<text:line-break/><text:line-break/><text:line-break/><text:line-break/>(* This procedure is preceded by 3 empty lines so it's easy to<text:line-break/> <text:s text:c="2"/>find where the previous one finishes and where this starts. *)<text:line-break/>PROCEDURE Other;<text:line-break/>BEGIN<text:line-break/> <text:s/>IF Something THEN<text:line-break/> <text:s text:c="3"/>DoThis;<text:line-break/> <text:s/>DoSometing;<text:line-break/><text:line-break/>{ The previous line separates a logic block. }<text:line-break/> <text:s/>DoMore;<text:line-break/>END;</text:p>
      <text:h text:style-name="Heading_20_2" text:outline-level="2">Line length</text:h>
      <text:p text:style-name="Text_20_body">Remember that horizontal scroll is evil and some editors (i. e. Vi) doesn't allow it, so avoid it if possible. <text:s/>You can split long procedure calls or conditionals or everything else. <text:s/>Use indentation to help reading.</text:p>
      <text:p text:style-name="Code">{ An example about how to split long lines. }<text:line-break/> <text:s/>IF (AbnormallyLongVariableName &lt;&gt; A_VERY_LONG_CONSTANT_NAME)<text:line-break/> <text:s text:c="3"/>AND (AbnormallyLongVariableName &lt; OTHER_CONSTANT)<text:line-break/> <text:s/>THEN<text:line-break/> <text:s text:c="3"/>ThisProcedureHasALongName (<text:line-break/> <text:s text:c="5"/>AbnormallyLongVariableName,<text:line-break/> <text:s text:c="5"/>AnObject.AnotherVeryLongNameForMethod (<text:line-break/> <text:s text:c="7"/>AgainAnObjectWithAVeryLongName.UsefulPropertyToUse<text:line-break/> <text:s text:c="5"/>),<text:line-break/> <text:s text:c="5"/>LongNameForSomethingElse.ThatsEnough<text:line-break/> <text:s text:c="3"/>);</text:p>
      <text:h text:style-name="Heading_20_1" text:outline-level="1">Error handling</text:h>
      <text:h text:style-name="Heading_20_2" text:outline-level="2">On error RAISE</text:h>
      <text:p text:style-name="Text_20_body">That should be the best way to handle errors. <text:s/>The main module must have a <text:span text:style-name="Code">TRY...EXCEPT</text:span> block <text:soft-page-break/>that catches any exception and shows it to the user in a friendly way.</text:p>
      <text:p text:style-name="Text_20_body">Use the <text:span text:style-name="Code">Exception</text:span> class that fits better with the error.</text:p>
      <text:h text:style-name="Heading_20_2" text:outline-level="2">TRY...EXCEPT</text:h>
      <text:p text:style-name="Text_20_body">Use this block only if the error can be fixed at runtime. <text:s/>Else allow the exception go down.</text:p>
      <text:h text:style-name="Heading_20_2" text:outline-level="2">TRY...FINALLY</text:h>
      <text:p text:style-name="Text_20_body">Use this to prevent and avoid memory glitches. But do not abuse.</text:p>
      <text:h text:style-name="Heading_20_1" text:outline-level="1">Other</text:h>
      <text:p text:style-name="Text_20_body">Do not use <text:span text:style-name="Code">WITH...DO</text:span> very often. <text:s/>It makes the code harder to re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1" svg:font-family="'Nimbus Roman No9 L'"/>
    <style:font-face style:name="Courier 10 Pitch" svg:font-family="'Courier 10 Pitch'" style:font-adornments="Predeterminado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font-name-asian="DejaVu Sans" style:font-size-asian="10.5pt" style:language-asian="es" style:country-asian="ES" style:font-name-complex="DejaVu Sans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hyphenation-ladder-count="no-limit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Roman No9 L1" fo:font-size="10pt" style:font-name-asian="Nimbus Roman No9 L1" style:font-size-asian="10pt" style:font-name-complex="Nimbus Roman No9 L1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de" style:family="paragraph" style:parent-style-name="Text_20_body" style:master-page-name="">
      <style:paragraph-properties fo:margin-top="0cm" fo:margin-bottom="0.199cm" fo:keep-together="always" style:page-number="auto" fo:keep-with-next="auto"/>
      <style:text-properties style:font-name="Courier 10 Pitch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Code" style:family="text">
      <style:text-properties fo:text-transform="uppercase" style:font-name="Courier 10 Pitch" fo:font-size="10pt" fo:font-weight="bold" fo:background-color="transparent" style:font-size-asian="10.5pt"/>
    </style:style>
    <style:style style:name="Definition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date>2009-01-27T11:41:58</dc:date>
    <meta:editing-cycles>47</meta:editing-cycles>
    <meta:editing-duration>PT1H50M33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4" meta:paragraph-count="55" meta:word-count="743" meta:character-count="4897"/>
  </office:meta>
</office:document-meta>
</file>